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31473C734D005DE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rsid="00093a68" officeooo:paragraph-rsid="00093a68"/>
    </style:style>
    <style:style style:name="P21" style:family="paragraph" style:parent-style-name="Text_20_body" style:list-style-name="L2">
      <style:text-properties officeooo:rsid="00093a68" officeooo:paragraph-rsid="00093a68"/>
    </style:style>
    <style:style style:name="P22" style:family="paragraph" style:parent-style-name="Text_20_body" style:list-style-name="L2">
      <style:text-properties officeooo:rsid="000fc85f" officeooo:paragraph-rsid="000fc85f"/>
    </style:style>
    <style:style style:name="P23" style:family="paragraph" style:parent-style-name="Text_20_body" style:list-style-name="L3">
      <style:text-properties officeooo:rsid="000fc85f" officeooo:paragraph-rsid="000fc85f"/>
    </style:style>
    <style:style style:name="P24" style:family="paragraph" style:parent-style-name="Text_20_body" style:list-style-name="L2">
      <style:text-properties officeooo:rsid="0010cc9c" officeooo:paragraph-rsid="0010cc9c"/>
    </style:style>
    <style:style style:name="P25" style:family="paragraph" style:parent-style-name="Text_20_body" style:list-style-name="L3">
      <style:text-properties officeooo:rsid="0010cc9c" officeooo:paragraph-rsid="0010cc9c"/>
    </style:style>
    <style:style style:name="P26" style:family="paragraph" style:parent-style-name="Heading_20_1">
      <style:text-properties officeooo:rsid="0000a630" officeooo:paragraph-rsid="0000a630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12827f"/>
    </style:style>
    <style:style style:name="T14" style:family="text">
      <style:text-properties officeooo:rsid="0015a22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8" text:name="NumeroTema"/>
        <text:user-field-decl office:value-type="string" office:string-value="Almacenamiento en Javascrip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31473C734D005DE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08</text:span>.</text:p>
      <text:p text:style-name="P5"><text:user-field-get text:name="Tema">Almacenamiento en Javascrip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4">8</text:span>/201<text:span text:style-name="T14">9</text:span></text:p>
      <text:p text:style-name="P14"><text:tab/><text:tab/><text:tab/><text:tab/><text:tab/><text:tab/><text:tab/><text:tab/><text:tab/><text:tab/>Versión:<text:date style:data-style-name="N104" text:date-value="2018-10-11T19:29:55.745972706">181011</text:date>.<text:time style:data-style-name="N105" text:time-value="2018-10-11T19:29:55.746145583">1929</text:time></text:p>
      <text:p text:style-name="P3"/>
      <text:p text:style-name="Standard"/>
      <text:p text:style-name="Standard"/>
      <text:p text:style-name="Standard"/>
      <text:p text:style-name="P17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7">1. Fechas<text:tab/>3</text:p>
          <text:p text:style-name="P27">2. Conocimientos previos<text:tab/>3</text:p>
          <text:p text:style-name="P27">3. Objetivos<text:tab/>3</text:p>
          <text:p text:style-name="P27">4. Contenidos<text:tab/>3</text:p>
          <text:p text:style-name="P27">5. Actividades<text:tab/>3</text:p>
          <text:p text:style-name="P27">6. Recomendaciones<text:tab/>3</text:p>
        </text:index-body>
      </text:table-of-content>
      <text:p text:style-name="Standard"/>
      <text:p text:style-name="P18"/>
      <text:p text:style-name="Titulo">UD0<text:user-field-get text:name="NumeroTema">8</text:user-field-get>. <text:user-field-get text:name="Tema">Almacenamiento en Javascript</text:user-field-get></text:p>
      <text:h text:style-name="P26" text:outline-level="1">Fecha<text:span text:style-name="T10">s</text:span></text:h>
      <text:p text:style-name="Text_20_body"><text:span text:style-name="T9">Desde</text:span> <text:span text:style-name="T13">29</text:span>/<text:span text:style-name="T12">10</text:span>/201<text:span text:style-name="T14">8</text:span> to <text:span text:style-name="T14">04</text:span>/<text:span text:style-name="T11">11</text:span>/201<text:span text:style-name="T14">8</text:span>. <text:span text:style-name="T9">La duración de la unidad es de 1 semana (7 horas)</text:span>.</text:p>
      <text:h text:style-name="P26" text:outline-level="1">Conocimientos previos</text:h>
      <text:list xml:id="list1620140045" text:style-name="L1">
        <text:list-item>
          <text:p text:style-name="P19"><text:span text:style-name="T9">Uso básico de sistemas operativos</text:span>.</text:p>
        </text:list-item>
        <text:list-item>
          <text:p text:style-name="P19"><text:span text:style-name="T9">Conocimientos generales del uso de entornos de desarrollo</text:span>.</text:p>
        </text:list-item>
        <text:list-item>
          <text:p text:style-name="P20">Conocimientos básicos de HTML.</text:p>
        </text:list-item>
      </text:list>
      <text:h text:style-name="P26" text:outline-level="1">Objetivos</text:h>
      <text:list xml:id="list497890200" text:style-name="L2">
        <text:list-item>
          <text:p text:style-name="P21">Conocer el funcionamiento bási<text:span text:style-name="T12">co de Javascript</text:span>.</text:p>
        </text:list-item>
        <text:list-item>
          <text:p text:style-name="P22">Conocer el uso básico de JSON para pasar objetos a cadena y viceversa.</text:p>
        </text:list-item>
        <text:list-item>
          <text:p text:style-name="P24">Conocer el funcionamiento de las cookies.</text:p>
        </text:list-item>
        <text:list-item>
          <text:p text:style-name="P24">Conocer el funcionamiento de LocalStorage.</text:p>
        </text:list-item>
      </text:list>
      <text:h text:style-name="P26" text:outline-level="1">Contenidos</text:h>
      <text:list xml:id="list3833145677" text:style-name="L3">
        <text:list-item>
          <text:p text:style-name="P23">Objetos a cadenas y viceversa con JSON</text:p>
        </text:list-item>
        <text:list-item>
          <text:p text:style-name="P25">Cookies</text:p>
        </text:list-item>
        <text:list-item>
          <text:p text:style-name="P25">LocalStorage</text:p>
        </text:list-item>
      </text:list>
      <text:h text:style-name="P26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p text:style-name="P9">Si se incluirán ejercicios optativos, que permitirán subir nota para el examen.</text:p>
      <text:h text:style-name="P26" text:outline-level="1">Recomendaciones</text:h>
      <text:p text:style-name="P9">Es recomendable tener a mano la <text:span text:style-name="T13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8" text:name="NumeroTema"/>
          <text:user-field-decl office:value-type="string" office:string-value="Almacenamiento en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Almacenamiento en Javascript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19H58M6S</meta:editing-duration>
    <meta:editing-cycles>28</meta:editing-cycles>
    <meta:generator>LibreOffice/6.1.2.1$Linux_X86_64 LibreOffice_project/10$Build-1</meta:generator>
    <dc:title>Plantilla CEED</dc:title>
    <dc:date>2018-10-11T19:29:55.629135918</dc:date>
    <meta:print-date>2016-09-19T01:24:23.102000000</meta:print-date>
    <meta:document-statistic meta:table-count="0" meta:image-count="1" meta:object-count="0" meta:page-count="3" meta:paragraph-count="49" meta:word-count="299" meta:character-count="1932" meta:non-whitespace-character-count="1678"/>
    <meta:template xlink:type="simple" xlink:actuate="onRequest" xlink:title="Plantilla CEED" xlink:href="../../.config/libreoffice/4/user/template/Plantilla%20CEED.ott" meta:date="2016-09-15T13:17:11.020000000"/>
  </office:meta>
</office:document-meta>
</file>